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4000003D4D2515442D4C45247.png" manifest:media-type="image/png"/>
  <manifest:file-entry manifest:full-path="Pictures/10000201000000650000002C691695C5B94DE333.png" manifest:media-type="image/png"/>
  <manifest:file-entry manifest:full-path="Pictures/100000000000012F00000258B758D243C251640C.jpg" manifest:media-type="image/jpeg"/>
  <manifest:file-entry manifest:full-path="Pictures/10000201000001CE00000088D89AAEE1FDACD2AF.png" manifest:media-type="image/png"/>
  <manifest:file-entry manifest:full-path="Pictures/10000201000000FB0000002C03346E9BD0CD325E.png" manifest:media-type="image/png"/>
  <manifest:file-entry manifest:full-path="Pictures/10000201000001410000020DED0287194D1A105A.png" manifest:media-type="image/png"/>
  <manifest:file-entry manifest:full-path="Pictures/100002010000004C0000002C0534FB5B40B8233B.png" manifest:media-type="image/png"/>
  <manifest:file-entry manifest:full-path="Pictures/10000200000000580000001F82A58410F9B241D3.png" manifest:media-type="image/png"/>
  <manifest:file-entry manifest:full-path="Pictures/10000201000000970000002C4EB3E98C7121E3ED.png" manifest:media-type="image/png"/>
  <manifest:file-entry manifest:full-path="Pictures/10000000000001400000025808D2D68A86DB7051.jpg" manifest:media-type="image/jpeg"/>
  <manifest:file-entry manifest:full-path="Pictures/100000000000013E00000258BB36574062339B1E.jpg" manifest:media-type="image/jpeg"/>
  <manifest:file-entry manifest:full-path="Pictures/1000020100000276000000CAF46244F05E0C665B.png" manifest:media-type="image/png"/>
  <manifest:file-entry manifest:full-path="Pictures/10000201000001FA000001B443738305292E62DE.png" manifest:media-type="image/png"/>
  <manifest:file-entry manifest:full-path="Pictures/100002000000000A0000000A6361AF2587162F7F.gif" manifest:media-type="image/gif"/>
  <manifest:file-entry manifest:full-path="Pictures/10000201000000330000002C752898530897B112.png" manifest:media-type="image/png"/>
  <manifest:file-entry manifest:full-path="Pictures/1000000000000020000000204B249CA79A42C6D7.png" manifest:media-type="image/png"/>
  <manifest:file-entry manifest:full-path="Pictures/10000201000003200000019807649F5BED7FE9EA.png" manifest:media-type="image/png"/>
  <manifest:file-entry manifest:full-path="Pictures/10000201000001FA000001B46BD3CD2D0F04BD61.png" manifest:media-type="image/png"/>
  <manifest:file-entry manifest:full-path="Pictures/10000000000000900000004E9C653E6BF93F15C5.png" manifest:media-type="image/png"/>
  <manifest:file-entry manifest:full-path="Pictures/100002010000013B00000126DAF313057124F30C.png" manifest:media-type="image/png"/>
  <manifest:file-entry manifest:full-path="Pictures/1000020100000061000000285D3355C147C1C71B.png" manifest:media-type="image/png"/>
  <manifest:file-entry manifest:full-path="Pictures/10000201000001330000013060EF6E2F1AED72B2.png" manifest:media-type="image/png"/>
  <manifest:file-entry manifest:full-path="Pictures/100000000000013E0000025805541E737416B9AB.jpg" manifest:media-type="image/jpeg"/>
  <manifest:file-entry manifest:full-path="Pictures/10000201000000420000012FCC15C6ED7CBC9536.png" manifest:media-type="image/png"/>
  <manifest:file-entry manifest:full-path="Pictures/100002010000004C0000002C21EB5145EA9A6E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文鼎ＰＬ新宋 Mono1" svg:font-family="'文鼎ＰＬ新宋 Mono'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3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1" svg:font-family="'AR PL Mingti2L Big5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文鼎ＰＬ新宋 Mono" svg:font-family="'文鼎ＰＬ新宋 Mono'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2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 PL Mingti2L Big5" svg:font-family="'AR PL Mingti2L Big5'" style:font-family-generic="roma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9.521cm" fo:padding-top="0.43cm" fo:padding-bottom="0.43cm" fo:padding-left="0.45cm" fo:padding-right="0.45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8.156cm" fo:padding-top="0.43cm" fo:padding-bottom="0.43cm" fo:padding-left="0.45cm" fo:padding-right="0.45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8.619cm" fo:padding-top="0.43cm" fo:padding-bottom="0.43cm" fo:padding-left="0.45cm" fo:padding-right="0.45cm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ax-height="0cm" fo:min-height="7.717cm" fo:padding-top="0.43cm" fo:padding-bottom="0.43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solid" draw:fill-color="#000000" draw:auto-grow-height="true" draw:auto-grow-width="false" fo:max-height="0cm" fo:min-height="11.132cm" fo:padding-top="0.43cm" fo:padding-bottom="0.43cm" fo:padding-left="0.45cm" fo:padding-right="0.45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3.859cm" fo:padding-top="0.43cm" fo:padding-bottom="0.43cm" fo:padding-left="0.45cm" fo:padding-right="0.45cm"/>
    </style:style>
    <style:style style:name="pr1" style:family="presentation" style:parent-style-name="資訊未來大自由_5f_內頁-title">
      <style:graphic-properties draw:stroke="none" draw:fill="none" draw:fill-color="#00cc99" draw:textarea-horizontal-align="left" draw:textarea-vertical-align="middle" draw:auto-grow-height="true" draw:auto-grow-width="false" fo:min-height="3.50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內頁-notes">
      <style:graphic-properties draw:fill-color="#ffffff" draw:auto-grow-height="true" fo:min-height="11.427cm"/>
    </style:style>
    <style:style style:name="pr3" style:family="presentation" style:parent-style-name="資訊未來大自由_5f_封面-title">
      <style:graphic-properties draw:auto-grow-height="true" fo:min-height="1.677cm"/>
    </style:style>
    <style:style style:name="pr4" style:family="presentation" style:parent-style-name="資訊未來大自由_5f_封面-outline1" style:list-style-name="L3">
      <style:graphic-properties draw:fill-color="#ffffff" fo:min-height="2.6cm"/>
    </style:style>
    <style:style style:name="pr5" style:family="presentation" style:parent-style-name="資訊未來大自由_5f_封面-notes">
      <style:graphic-properties draw:fill-color="#ffffff" draw:auto-grow-height="true" fo:min-height="11.427cm"/>
    </style:style>
    <style:style style:name="pr6" style:family="presentation" style:parent-style-name="資訊未來大自由_5f_封面-title">
      <style:graphic-properties draw:fill-color="#ffffff" draw:auto-grow-height="true" fo:min-height="1.677cm"/>
    </style:style>
    <style:style style:name="pr7" style:family="presentation" style:parent-style-name="資訊未來大自由_5f_封面-outline1" style:list-style-name="L7">
      <style:graphic-properties draw:fill-color="#ffffff" fo:min-height="11.823cm"/>
    </style:style>
    <style:style style:name="pr8" style:family="presentation" style:parent-style-name="資訊未來大自由_5f_封面-outline1" style:list-style-name="L3">
      <style:graphic-properties draw:fill-color="#ffffff" fo:min-height="3.461cm"/>
    </style:style>
    <style:style style:name="pr9" style:family="presentation" style:parent-style-name="資訊未來大自由_5f_封面-outline1" style:list-style-name="L3">
      <style:graphic-properties draw:fill-color="#ffffff" fo:min-height="3.461cm"/>
    </style:style>
    <style:style style:name="pr10" style:family="presentation" style:parent-style-name="資訊未來大自由_5f_封面-outline1" style:list-style-name="L3">
      <style:graphic-properties draw:fill-color="#ffffff" fo:min-height="3.233cm"/>
    </style:style>
    <style:style style:name="pr11" style:family="presentation" style:parent-style-name="資訊未來大自由_5f_封面-outline1" style:list-style-name="L3">
      <style:graphic-properties draw:fill-color="#ffffff" fo:min-height="3.233cm"/>
    </style:style>
    <style:style style:name="pr12" style:family="presentation" style:parent-style-name="資訊未來大自由_5f_封面-outline1" style:list-style-name="L3">
      <style:graphic-properties draw:fill-color="#ffffff" fo:min-height="1.098cm"/>
    </style:style>
    <style:style style:name="pr13" style:family="presentation" style:parent-style-name="資訊未來大自由_5f_封面-outline1" style:list-style-name="L3">
      <style:graphic-properties draw:fill-color="#ffffff" fo:min-height="3.233cm"/>
    </style:style>
    <style:style style:name="pr14" style:family="presentation" style:parent-style-name="資訊未來大自由_5f_封面-outline1" style:list-style-name="L3">
      <style:graphic-properties draw:fill-color="#ffffff" fo:min-height="3.461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text-properties style:font-name="全字庫正宋體1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cm" fo:margin-bottom="0cm" fo:line-height="100%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cm" fo:line-height="100%" fo:text-indent="0cm"/>
      <style:text-properties style:use-window-font-color="true"/>
    </style:style>
    <style:style style:name="P14" style:family="paragraph">
      <loext:graphic-properties draw:fill-color="#ffffff"/>
      <style:paragraph-properties fo:margin-left="0cm" fo:margin-right="0cm" fo:text-indent="0cm"/>
      <style:text-properties style:font-size-asian="12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41cm" fo:margin-bottom="0cm" style:line-height-at-least="1.763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6cm" fo:margin-bottom="0cm" style:line-height-at-least="0.4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-color="#ffffff"/>
      <style:paragraph-properties fo:margin-left="0cm" fo:margin-right="0cm" fo:margin-top="0.141cm" fo:margin-bottom="0cm" style:line-height-at-least="1.763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全字庫正宋體1" fo:font-size="28pt" style:font-name-asian="全字庫正宋體1" style:font-size-asian="28pt" style:font-size-complex="28pt"/>
    </style:style>
    <style:style style:name="P19" style:family="paragraph">
      <loext:graphic-properties draw:fill="solid" draw:fill-color="#000000"/>
      <style:text-properties fo:color="#ffff00" style:font-name="文鼎ＰＬ新宋 Mono1" fo:font-size="22pt" style:font-size-asian="22pt" style:font-size-complex="22pt"/>
    </style:style>
    <style:style style:name="P20" style:family="paragraph">
      <loext:graphic-properties draw:fill="solid" draw:fill-color="#000000"/>
      <style:text-properties fo:color="#ffff00" style:font-name="文鼎ＰＬ新宋 Mono1" fo:font-size="24pt"/>
    </style:style>
    <style:style style:name="P21" style:family="paragraph">
      <loext:graphic-properties draw:fill="none" draw:fill-color="#ffffff"/>
      <style:text-properties style:use-window-font-color="true"/>
    </style:style>
    <style:style style:name="P22" style:family="paragraph">
      <loext:graphic-properties draw:fill="solid" draw:fill-color="#000000"/>
      <style:text-properties fo:color="#ffff00" style:font-name="文鼎ＰＬ新宋 Mono1" fo:font-size="20pt" style:font-size-asian="20pt" style:font-size-complex="20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宋體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style:font-name="全字庫正宋體1" fo:font-size="24pt" fo:font-weight="bold" style:font-name-asian="全字庫正宋體1" style:font-size-asian="24pt" style:font-weight-asian="bold" style:font-size-complex="24pt" style:font-weight-complex="bold"/>
    </style:style>
    <style:style style:name="T8" style:family="text">
      <style:text-properties style:use-window-font-color="true" style:font-name="全字庫正宋體1" fo:font-size="24pt" style:font-name-asian="全字庫正宋體1" style:font-size-asian="24pt" style:font-size-complex="24pt"/>
    </style:style>
    <style:style style:name="T9" style:family="text">
      <style:text-properties style:use-window-font-color="true" style:font-name="全字庫正宋體1" fo:font-size="24pt" style:text-underline-style="solid" style:text-underline-width="auto" style:text-underline-color="font-color" style:font-name-asian="全字庫正宋體1" style:font-size-asian="24pt" style:font-size-complex="24pt"/>
    </style:style>
    <style:style style:name="T10" style:family="text">
      <style:text-properties style:use-window-font-color="true" style:font-name="全字庫正宋體1" fo:font-size="28pt" fo:font-weight="bold" style:font-name-asian="全字庫正宋體1" style:font-size-asian="28pt" style:font-size-complex="28pt"/>
    </style:style>
    <style:style style:name="T11" style:family="text">
      <style:text-properties style:use-window-font-color="true" style:font-name="全字庫正宋體1" fo:font-size="24pt" fo:font-weight="bold" style:font-name-asian="全字庫正宋體1" style:font-size-asian="24pt" style:font-size-complex="24pt"/>
    </style:style>
    <style:style style:name="T12" style:family="text">
      <style:text-properties fo:color="#ffff00" style:font-name="文鼎ＰＬ新宋 Mono1" fo:font-size="22pt" style:font-size-asian="22pt" style:font-size-complex="22pt"/>
    </style:style>
    <style:style style:name="T13" style:family="text">
      <style:text-properties fo:color="#ffff00" style:font-name="文鼎ＰＬ新宋 Mono1" fo:font-size="24pt"/>
    </style:style>
    <style:style style:name="T14" style:family="text">
      <style:text-properties style:use-window-font-color="true"/>
    </style:style>
    <style:style style:name="T15" style:family="text">
      <style:text-properties fo:color="#ffff00" style:font-name="文鼎ＰＬ新宋 Mono1" fo:font-size="20pt" style:font-size-asian="20pt" style:font-size-complex="20pt"/>
    </style:style>
    <style:style style:name="T16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7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6cm" fo:height="0.46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6cm" fo:height="0.46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6cm" fo:height="0.46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6cm" fo:height="0.46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6cm" fo:height="0.46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6cm" fo:height="0.46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6cm" fo:height="0.46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6cm" fo:height="0.4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6cm" fo:height="0.46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46cm" fo:height="0.46cm"/>
      </text:list-level-style-image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未來大自由_5f_內頁" presentation:presentation-page-layout-name="AL1T0">
        <office:forms form:automatic-focus="false" form:apply-design-mode="false"/>
        <draw:frame draw:style-name="gr1" draw:text-style-name="P2" draw:layer="layout" svg:width="12.105cm" svg:height="2.883cm" svg:x="6.783cm" svg:y="15.483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2</text:span><text:span text:style-name="T2">月</text:span><text:span text:style-name="T2">9</text:span><text:span text:style-name="T2">日</text:span></text:p>
          </draw:text-box>
        </draw:frame>
        <draw:frame presentation:style-name="pr1" draw:text-style-name="P4" draw:layer="layout" svg:width="19.737cm" svg:height="3.767cm" svg:x="2.655cm" svg:y="3.727cm" presentation:class="title" presentation:user-transformed="true">
          <draw:text-box>
            <text:p text:style-name="P3"><text:span text:style-name="T3">以</text:span><text:span text:style-name="T3">FontForge</text:span><text:span text:style-name="T3">製作直書字型</text:span></text:p>
          </draw:text-box>
        </draw:frame>
        <draw:custom-shape draw:style-name="gr2" draw:text-style-name="P6" draw:layer="layout" svg:width="19.685cm" svg:height="0.896cm" svg:x="0.628cm" svg:y="0.703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935cm" svg:y="18.10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封面" presentation:presentation-page-layout-name="AL2T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5">漢字直書</text:span></text:p>
          </draw:text-box>
        </draw:frame>
        <draw:frame draw:style-name="gr5" draw:text-style-name="P10" draw:layer="layout" svg:width="18.092cm" svg:height="0.988cm" svg:x="3.654cm" svg:y="14.442cm">
          <draw:text-box>
            <text:p><text:span text:style-name="T6">圖片來源：</text:span><text:span text:style-name="T6">http://www.tyccc.gov.tw/W_viewart/info9/index.asp?key=%B9%EF%C1p</text:span></text:p>
          </draw:text-box>
        </draw:frame>
        <draw:frame draw:style-name="gr6" draw:text-style-name="P11" draw:layer="layout" svg:width="4.881cm" svg:height="9.525cm" svg:x="18.715cm" svg:y="5.156cm">
          <draw:image xlink:href="Pictures/100000000000012F00000258B758D243C251640C.jpg" xlink:type="simple" xlink:show="embed" xlink:actuate="onLoad">
            <text:p/>
          </draw:image>
        </draw:frame>
        <draw:frame draw:style-name="gr6" draw:text-style-name="P11" draw:layer="layout" svg:width="5.084cm" svg:height="9.597cm" svg:x="13.065cm" svg:y="5.12cm">
          <draw:image xlink:href="Pictures/100000000000013E0000025805541E737416B9AB.jpg" xlink:type="simple" xlink:show="embed" xlink:actuate="onLoad">
            <text:p/>
          </draw:image>
        </draw:frame>
        <draw:frame draw:style-name="gr6" draw:text-style-name="P11" draw:layer="layout" svg:width="5.079cm" svg:height="9.488cm" svg:x="7.419cm" svg:y="5.174cm">
          <draw:image xlink:href="Pictures/10000000000001400000025808D2D68A86DB7051.jpg" xlink:type="simple" xlink:show="embed" xlink:actuate="onLoad">
            <text:p/>
          </draw:image>
        </draw:frame>
        <draw:frame draw:style-name="gr6" draw:text-style-name="P11" draw:layer="layout" svg:width="5.12cm" svg:height="9.561cm" svg:x="1.732cm" svg:y="5.138cm">
          <draw:image xlink:href="Pictures/100000000000013E00000258BB36574062339B1E.jpg" xlink:type="simple" xlink:show="embed" xlink:actuate="onLoad">
            <text:p/>
          </draw:image>
        </draw:frame>
        <draw:frame presentation:style-name="pr4" draw:text-style-name="P13" draw:layer="layout" svg:width="21.1cm" svg:height="2.6cm" svg:x="2.431cm" svg:y="15.75cm" presentation:class="outline" presentation:user-transformed="true">
          <draw:text-box>
            <text:list text:style-name="L3">
              <text:list-header>
                <text:p text:style-name="P12"><text:span text:style-name="T7">解決方案：</text:span></text:p>
                <text:p text:style-name="P12"><text:span text:style-name="T8">字元旋轉（</text:span><text:span text:style-name="T9">字型</text:span><text:span text:style-name="T8">或程式）＋視圖旋轉（</text:span><text:span text:style-name="T9">變形</text:span><text:span text:style-name="T8">或排</text:span><text:span text:style-name="T8">版）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大綱</text:p>
          </draw:text-box>
        </draw:frame>
        <draw:frame presentation:style-name="pr7" draw:text-style-name="P18" draw:layer="layout" svg:width="15.925cm" svg:height="11.823cm" svg:x="4.562cm" svg:y="5.054cm" presentation:class="outline" presentation:user-transformed="true">
          <draw:text-box>
            <text:p text:style-name="P16"><text:span text:style-name="T10">一</text:span><text:span text:style-name="T10">. </text:span><text:span text:style-name="T10">工具</text:span></text:p>
            <text:p text:style-name="P16"><text:span text:style-name="T10">二</text:span><text:span text:style-name="T10">. </text:span><text:span text:style-name="T10">材料</text:span></text:p>
            <text:p text:style-name="P16"><text:span text:style-name="T10">三</text:span><text:span text:style-name="T10">. </text:span><text:span text:style-name="T10">程式</text:span></text:p>
            <text:p text:style-name="P17"><text:span text:style-name="T11">開檔、旋轉、修正、更名、產生</text:span></text:p>
            <text:p text:style-name="P16"><text:span text:style-name="T10">四</text:span><text:span text:style-name="T10">. </text:span><text:span text:style-name="T10">應用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工具：字型鍛造廠</text:p>
          </draw:text-box>
        </draw:frame>
        <draw:frame presentation:style-name="pr8" draw:text-style-name="P13" draw:layer="layout" svg:width="20.477cm" svg:height="3.461cm" svg:x="3.018cm" svg:y="5.435cm" presentation:class="outline" presentation:user-transformed="true">
          <draw:text-box>
            <text:list text:style-name="L3">
              <text:list-item>
                <text:p text:style-name="P12"><text:span text:style-name="T8">George Williams</text:span><text:span text:style-name="T8">編寫的字型編輯器</text:span><text:span text:style-name="T8">FontForge</text:span></text:p>
              </text:list-item>
              <text:list-item>
                <text:p text:style-name="P12"><text:span text:style-name="T8">製作向量與點陣字型並可匯出多種格式</text:span></text:p>
              </text:list-item>
              <text:list-item>
                <text:p text:style-name="P12"><text:span text:style-name="T8">支援以內建直譯器執行字型命令稿</text:span></text:p>
              </text:list-item>
            </text:list>
          </draw:text-box>
        </draw:frame>
        <draw:frame draw:style-name="gr6" draw:text-style-name="P11" draw:layer="layout" svg:width="21.563cm" svg:height="7.963cm" svg:x="1.919cm" svg:y="9.555cm">
          <draw:image xlink:href="Pictures/1000020100000276000000CAF46244F05E0C665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 presentation:user-transformed="true">
          <draw:text-box>
            <text:p text:style-name="P15">材料：文鼎ＰＬ新中楷</text:p>
          </draw:text-box>
        </draw:frame>
        <draw:frame presentation:style-name="pr9" draw:text-style-name="P13" draw:layer="layout" svg:width="20.477cm" svg:height="3.461cm" svg:x="2.983cm" svg:y="5.364cm" presentation:class="outline" presentation:user-transformed="true">
          <draw:text-box>
            <text:list text:style-name="L3">
              <text:list-item>
                <text:p text:style-name="P12"><text:span text:style-name="T8">結合「文鼎ＰＬ中楷」與「文鼎ＰＬ簡中楷」</text:span></text:p>
              </text:list-item>
              <text:list-item>
                <text:p text:style-name="P12"><text:span text:style-name="T8">由</text:span><text:span text:style-name="T8">firefly</text:span><text:span text:style-name="T8">修正與增補，同樣以</text:span><text:span text:style-name="T8">APL</text:span><text:span text:style-name="T8">授權釋出</text:span></text:p>
              </text:list-item>
              <text:list-item>
                <text:p text:style-name="P12"><text:span text:style-name="T8">ftview</text:span><text:span text:style-name="T8">程式來自</text:span><text:span text:style-name="T8">freetype-demos</text:span><text:span text:style-name="T8">套件</text:span></text:p>
              </text:list-item>
            </text:list>
          </draw:text-box>
        </draw:frame>
        <draw:frame draw:style-name="gr6" draw:text-style-name="P11" draw:layer="layout" svg:width="10.269cm" svg:height="9.021cm" svg:x="2.103cm" svg:y="9.055cm">
          <draw:image xlink:href="Pictures/10000201000001FA000001B46BD3CD2D0F04BD61.png" xlink:type="simple" xlink:show="embed" xlink:actuate="onLoad">
            <text:p/>
          </draw:image>
        </draw:frame>
        <draw:frame draw:style-name="gr6" draw:text-style-name="P11" draw:layer="layout" svg:width="10.27cm" svg:height="9.02cm" svg:x="13.158cm" svg:y="9.055cm">
          <draw:image xlink:href="Pictures/10000201000001FA000001B443738305292E62D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開檔</text:p>
          </draw:text-box>
        </draw:frame>
        <draw:frame presentation:style-name="pr10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命令稿支援</text:span><text:span text:style-name="T8">PfaEdit</text:span><text:span text:style-name="T8">或</text:span><text:span text:style-name="T8">Python</text:span><text:span text:style-name="T8">語法</text:span></text:p>
              </text:list-item>
              <text:list-item>
                <text:p text:style-name="P12"><text:span text:style-name="T8">如果副檔名為</text:span><text:span text:style-name="T8">.pe</text:span><text:span text:style-name="T8">則表示使用</text:span><text:span text:style-name="T8">PfaEdit</text:span><text:span text:style-name="T8">語法</text:span></text:p>
              </text:list-item>
            </text:list>
          </draw:text-box>
        </draw:frame>
        <draw:frame draw:style-name="gr7" draw:text-style-name="P19" draw:layer="layout" svg:width="13.85cm" svg:height="10.381cm" svg:x="1.596cm" svg:y="8.079cm">
          <draw:text-box>
            <text:p><text:span text:style-name="T12">#!/usr/bin/fontforge</text:span></text:p>
            <text:p><text:span text:style-name="T12"/></text:p>
            <text:p><text:span text:style-name="T12">if ($argc !=2)</text:span></text:p>
            <text:p><text:span text:style-name="T12"><text:s text:c="2"/></text:span><text:span text:style-name="T12">Print("Usage: ",$0," fontname")</text:span></text:p>
            <text:p><text:span text:style-name="T12"><text:s text:c="2"/></text:span><text:span text:style-name="T12">Quit(1)</text:span></text:p>
            <text:p><text:span text:style-name="T12">else</text:span></text:p>
            <text:p><text:span text:style-name="T12"><text:s text:c="2"/></text:span><text:span text:style-name="T12">Open($1)</text:span></text:p>
            <text:p><text:span text:style-name="T12">endif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6" draw:text-style-name="P11" draw:layer="layout" svg:width="8.333cm" svg:height="7.778cm" svg:x="15.869cm" svg:y="8.91cm">
          <draw:image xlink:href="Pictures/100002010000013B00000126DAF313057124F30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旋轉</text:p>
          </draw:text-box>
        </draw:frame>
        <draw:frame presentation:style-name="pr11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選取所有字圖</text:span><text:span text:style-name="T8">(Glyph)</text:span><text:span text:style-name="T8">但只針對全形字處理</text:span></text:p>
              </text:list-item>
              <text:list-item>
                <text:p text:style-name="P12"><text:span text:style-name="T8">以字圖中心座標為準，逆時針旋轉</text:span><text:span text:style-name="T8">90</text:span><text:span text:style-name="T8">度</text:span></text:p>
              </text:list-item>
            </text:list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ntforge</text:span></text:p>
            <text:p><text:span text:style-name="T13"/></text:p>
            <text:p><text:span text:style-name="T13">if ($argc !=2)</text:span></text:p>
            <text:p><text:span text:style-name="T13"><text:s text:c="2"/></text:span><text:span text:style-name="T13">Print("Usage: ", $0, " 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9" draw:text-style-name="P19" draw:layer="layout" svg:width="13.944cm" svg:height="9.479cm" svg:x="1.661cm" svg:y="8.145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SelectAll()</text:span></text:p>
            <text:p><text:span text:style-name="T12">foreach</text:span></text:p>
            <text:p><text:span text:style-name="T12"><text:s text:c="2"/></text:span><text:span text:style-name="T12">if (GlyphInfo("Width") == 1024)</text:span></text:p>
            <text:p><text:span text:style-name="T12"><text:s text:c="4"/></text:span><text:span text:style-name="T12">Rotate(90,512,308)</text:span></text:p>
            <text:p><text:span text:style-name="T12"><text:s text:c="2"/></text:span><text:span text:style-name="T12">endif</text:span></text:p>
            <text:p><text:span text:style-name="T12">endloop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6" draw:text-style-name="P11" draw:layer="layout" svg:width="8.122cm" svg:height="8.042cm" svg:x="16.056cm" svg:y="9.521cm">
          <draw:image xlink:href="Pictures/10000201000001330000013060EF6E2F1AED72B2.png" xlink:type="simple" xlink:show="embed" xlink:actuate="onLoad">
            <text:p/>
          </draw:image>
        </draw:frame>
        <draw:frame draw:style-name="gr6" draw:text-style-name="P11" draw:layer="layout" svg:width="1.745cm" svg:height="8.016cm" svg:x="20.659cm" svg:y="7.696cm">
          <draw:image xlink:href="Pictures/10000201000000420000012FCC15C6ED7CBC953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修正</text:p>
          </draw:text-box>
        </draw:frame>
        <draw:frame presentation:style-name="pr12" draw:text-style-name="P13" draw:layer="layout" svg:width="20.477cm" svg:height="1.098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重新選取以下字圖區間，將其轉回原方向</text:span></text:p>
              </text:list-item>
            </text:list>
          </draw:text-box>
        </draw:frame>
        <draw:frame draw:style-name="gr10" draw:text-style-name="P19" draw:layer="layout" svg:width="19.987cm" svg:height="8.577cm" svg:x="2.674cm" svg:y="10.092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Select(0u3008,0u3011,0u3014,0u3019,0uff08,0uff09,0uff1c,0uff1e,0uff3b,0uff3d,0uff5b,0uff5e)</text:span></text:p>
            <text:p><text:span text:style-name="T12">foreach</text:span></text:p>
            <text:p><text:span text:style-name="T12"><text:s text:c="2"/></text:span><text:span text:style-name="T12">Rotate(-90,512,308)</text:span></text:p>
            <text:p><text:span text:style-name="T12">endloop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ntforge</text:span></text:p>
            <text:p><text:span text:style-name="T13"/></text:p>
            <text:p><text:span text:style-name="T13">if ($argc !=2)</text:span></text:p>
            <text:p><text:span text:style-name="T13"><text:s text:c="2"/></text:span><text:span text:style-name="T13">Print("Usage: ", $0, " 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6" draw:text-style-name="P11" draw:layer="layout" svg:width="8.852cm" svg:height="1.551cm" svg:x="3.662cm" svg:y="6.453cm">
          <draw:image xlink:href="Pictures/10000201000000FB0000002C03346E9BD0CD325E.png" xlink:type="simple" xlink:show="embed" xlink:actuate="onLoad">
            <text:p/>
          </draw:image>
        </draw:frame>
        <draw:frame draw:style-name="gr6" draw:text-style-name="P11" draw:layer="layout" svg:width="5.325cm" svg:height="1.551cm" svg:x="12.795cm" svg:y="6.453cm">
          <draw:image xlink:href="Pictures/10000201000000970000002C4EB3E98C7121E3ED.png" xlink:type="simple" xlink:show="embed" xlink:actuate="onLoad">
            <text:p/>
          </draw:image>
        </draw:frame>
        <draw:frame draw:style-name="gr6" draw:text-style-name="P11" draw:layer="layout" svg:width="1.797cm" svg:height="1.551cm" svg:x="18.45cm" svg:y="6.45cm">
          <draw:image xlink:href="Pictures/10000201000000330000002C752898530897B112.png" xlink:type="simple" xlink:show="embed" xlink:actuate="onLoad">
            <text:p/>
          </draw:image>
        </draw:frame>
        <draw:frame draw:style-name="gr6" draw:text-style-name="P11" draw:layer="layout" svg:width="2.679cm" svg:height="1.551cm" svg:x="3.635cm" svg:y="8.254cm">
          <draw:image xlink:href="Pictures/100002010000004C0000002C0534FB5B40B8233B.png" xlink:type="simple" xlink:show="embed" xlink:actuate="onLoad">
            <text:p/>
          </draw:image>
        </draw:frame>
        <draw:frame draw:style-name="gr6" draw:text-style-name="P11" draw:layer="layout" svg:width="2.679cm" svg:height="1.551cm" svg:x="6.81cm" svg:y="8.254cm">
          <draw:image xlink:href="Pictures/100002010000004C0000002C21EB5145EA9A6EE2.png" xlink:type="simple" xlink:show="embed" xlink:actuate="onLoad">
            <text:p/>
          </draw:image>
        </draw:frame>
        <draw:frame draw:style-name="gr6" draw:text-style-name="P11" draw:layer="layout" svg:width="3.561cm" svg:height="1.551cm" svg:x="9.982cm" svg:y="8.254cm">
          <draw:image xlink:href="Pictures/10000201000000650000002C691695C5B94DE333.png" xlink:type="simple" xlink:show="embed" xlink:actuate="onLoad">
            <text:p/>
          </draw:image>
        </draw:frame>
        <draw:frame draw:style-name="gr11" draw:text-style-name="P21" draw:layer="layout" svg:width="6.007cm" svg:height="1.187cm" svg:x="14.874cm" svg:y="8.601cm">
          <draw:text-box>
            <text:p><text:span text:style-name="T14">?f900~fac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更名</text:p>
          </draw:text-box>
        </draw:frame>
        <draw:frame presentation:style-name="pr13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字型相關名稱一律加上</text:span><text:span text:style-name="T8">@</text:span></text:p>
              </text:list-item>
            </text:list>
          </draw:text-box>
        </draw:frame>
        <draw:frame draw:style-name="gr12" draw:text-style-name="P22" draw:layer="layout" svg:width="21.346cm" svg:height="11.992cm" svg:x="2.002cm" svg:y="6.573cm">
          <draw:text-box>
            <text:p><text:span text:style-name="T15"><text:tab/></text:span><text:span text:style-name="T15">：</text:span><text:span text:style-name="T15"><text:tab/></text:span><text:span text:style-name="T15"><text:tab/></text:span><text:span text:style-name="T15"><text:tab/></text:span><text:span text:style-name="T15">：</text:span></text:p>
            <text:p><text:span text:style-name="T15">SetFontNames($fontname+"@",$familyname+"@",$fullname+"@")</text:span></text:p>
            <text:p><text:span text:style-name="T15">SetTTFName(1033,1,GetTTFName(1033,1)+"@")</text:span></text:p>
            <text:p><text:span text:style-name="T15">SetTTFName(1033,4,GetTTFName(1033,4)+"@")</text:span></text:p>
            <text:p><text:span text:style-name="T15">SetTTFName(1033,6,GetTTFName(1033,6)+"@")</text:span></text:p>
            <text:p><text:span text:style-name="T15">SetTTFName(1041,1,GetTTFName(1041,1)+"@")</text:span></text:p>
            <text:p><text:span text:style-name="T15">SetTTFName(1041,4,GetTTFName(1041,4)+"@")</text:span></text:p>
            <text:p><text:span text:style-name="T15">SetTTFName(2052,1,GetTTFName(2052,1)+"@")</text:span></text:p>
            <text:p><text:span text:style-name="T15">SetTTFName(2052,4,GetTTFName(2052,4)+"@")</text:span></text:p>
            <text:p><text:span text:style-name="T15">SetTTFName(1028,1,GetTTFName(1028,1)+"@")</text:span></text:p>
            <text:p><text:span text:style-name="T15">SetTTFName(1028,4,GetTTFName(1028,4)+"@")</text:span></text:p>
            <text:p><text:span text:style-name="T15"><text:tab/></text:span><text:span text:style-name="T15">：</text:span><text:span text:style-name="T15"><text:tab/></text:span><text:span text:style-name="T15"><text:tab/></text:span><text:span text:style-name="T15"><text:tab/></text:span><text:span text:style-name="T15">：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ntforge</text:span></text:p>
            <text:p><text:span text:style-name="T13"/></text:p>
            <text:p><text:span text:style-name="T13">if ($argc !=2)</text:span></text:p>
            <text:p><text:span text:style-name="T13"><text:s text:c="2"/></text:span><text:span text:style-name="T13">Print("Usage: ", $0, " 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產生</text:p>
          </draw:text-box>
        </draw:frame>
        <draw:frame presentation:style-name="pr14" draw:text-style-name="P13" draw:layer="layout" svg:width="20.477cm" svg:height="3.461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原檔名加上</text:span><text:span text:style-name="T8">@</text:span><text:span text:style-name="T8">做為直書識別</text:span></text:p>
              </text:list-item>
              <text:list-item>
                <text:p text:style-name="P12"><text:span text:style-name="T8">產生新的</text:span><text:span text:style-name="T8">odokai@.ttf</text:span></text:p>
                <text:p text:style-name="P12"><text:span text:style-name="T8">(</text:span><text:span text:style-name="T8">文鼎ＰＬ新中楷</text:span><text:span text:style-name="T8">@)</text:span></text:p>
              </text:list-item>
            </text:list>
          </draw:text-box>
        </draw:frame>
        <draw:frame draw:style-name="gr13" draw:text-style-name="P19" draw:layer="layout" svg:width="12.145cm" svg:height="4.719cm" svg:x="2.536cm" svg:y="10.785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Generate($1:r+"@.ttf")</text:span></text:p>
            <text:p><text:span text:style-name="T12">Close()</text:span></text:p>
            <text:p><text:span text:style-name="T12">Quit(0)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ntforge</text:span></text:p>
            <text:p><text:span text:style-name="T13"/></text:p>
            <text:p><text:span text:style-name="T13">if ($argc !=2)</text:span></text:p>
            <text:p><text:span text:style-name="T13"><text:s text:c="2"/></text:span><text:span text:style-name="T13">Print("Usage: ", $0, " 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6" draw:text-style-name="P11" draw:layer="layout" svg:width="8.04cm" svg:height="13.15cm" svg:x="15.147cm" svg:y="5.018cm">
          <draw:image xlink:href="Pictures/10000201000001410000020DED0287194D1A105A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面" presentation:presentation-page-layout-name="AL2T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應用</text:p>
          </draw:text-box>
        </draw:frame>
        <draw:frame draw:style-name="gr6" draw:text-style-name="P11" draw:layer="layout" svg:width="23.677cm" svg:height="13.132cm" svg:x="0.708cm" svg:y="4.879cm">
          <draw:image xlink:href="Pictures/10000201000006E4000003D4D2515442D4C45247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2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謝謝各位" draw:style-name="dp1" draw:master-page-name="資訊未來大自由_5f_封底" presentation:presentation-page-layout-name="AL1T0">
        <office:forms form:automatic-focus="false" form:apply-design-mode="false"/>
        <draw:frame presentation:style-name="pr15" draw:text-style-name="P24" draw:layer="layout" svg:width="7.708cm" svg:height="7.779cm" svg:x="4.934cm" svg:y="2.217cm" presentation:class="title" presentation:user-transformed="true">
          <draw:text-box>
            <text:p text:style-name="P15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6" draw:layer="layout" svg:width="11.4cm" svg:height="0.896cm" svg:x="13.642cm" svg:y="18.129cm">
          <text:p text:style-name="P25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1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文鼎ＰＬ新宋 Mono1" svg:font-family="'文鼎ＰＬ新宋 Mono'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3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1" svg:font-family="'AR PL Mingti2L Big5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文鼎ＰＬ新宋 Mono" svg:font-family="'文鼎ＰＬ新宋 Mono'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2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 PL Mingti2L Big5" svg:font-family="'AR PL Mingti2L Big5'" style:font-family-generic="roma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1" style:font-size-asian="24pt" style:language-asian="zh" style:country-asian="TW" style:font-name-complex="AR PL Mingti2L Big5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none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3" style:font-family-asian="'AR PL Mingti2L Big5'" style:font-family-generic-asian="modern" style:font-pitch-asian="fixed" style:language-asian="zxx" style:country-asian="none" style:font-name-complex="AR PL Mingti2L Big53" style:font-family-complex="'AR PL Mingti2L Big5'" style:font-family-generic-complex="modern" style:font-pitch-complex="fixed" style:font-size-complex="17.7000007629395pt"/>
    </style:style>
    <style:style style:name="_3f__3f_" style:display-name="?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7e_LT_7e_Gliederung_20_1" style:display-name="??~LT~Gliederung 1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2" style:display-name="??~LT~Gliederung 2" style:family="graphic">
      <style:paragraph-properties fo:margin-left="3.709cm" fo:margin-right="0cm" fo:margin-top="0.245cm" fo:margin-bottom="0.706cm" style:line-height-at-least="0.623cm" fo:text-align="start" fo:text-indent="0cm" style:text-autospace="none">
        <style:tab-stops>
          <style:tab-stop style:position="0.769cm"/>
          <style:tab-stop style:position="5.249cm"/>
          <style:tab-stop style:position="9.73cm"/>
          <style:tab-stop style:position="14.21cm"/>
          <style:tab-stop style:position="18.69cm"/>
          <style:tab-stop style:position="23.17cm"/>
          <style:tab-stop style:position="27.651cm"/>
          <style:tab-stop style:position="32.131cm"/>
          <style:tab-stop style:position="36.611cm"/>
          <style:tab-stop style:position="41.092cm"/>
          <style:tab-stop style:position="45.57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3" style:display-name="??~LT~Gliederung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4" style:display-name="??~LT~Gliederung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5" style:display-name="??~LT~Gliederung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6" style:display-name="??~LT~Gliederung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7" style:display-name="??~LT~Gliederung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8" style:display-name="??~LT~Gliederung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9" style:display-name="??~LT~Gliederung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Titel" style:display-name="??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8pt" fo:font-style="normal" fo:text-shadow="1pt 1pt" style:text-underline-style="none" fo:font-weight="normal" style:font-name-asian="AR PL Mingti2L Big51" style:font-family-asian="'AR PL Mingti2L Big5'" style:font-pitch-asian="variable" style:font-size-asian="18pt" style:font-style-asian="normal" style:font-weight-asian="normal" style:font-name-complex="AR PL Mingti2L Big51" style:font-family-complex="'AR PL Mingti2L Big5'" style:font-pitch-complex="variable" style:font-size-complex="18pt" style:font-style-complex="normal" style:font-weight-complex="normal" style:text-emphasize="none"/>
    </style:style>
    <style:style style:name="_3f__3f__7e_LT_7e_Untertitel" style:display-name="??~LT~Untertitel" style:family="graphic">
      <style:paragraph-properties fo:margin-left="0cm" fo:margin-right="0cm" fo:margin-top="0.125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8pt" fo:font-style="normal" fo:text-shadow="none" style:text-underline-style="none" fo:font-weight="normal" style:font-name-asian="AR PL Mingti2L Big51" style:font-family-asian="'AR PL Mingti2L Big5'" style:font-pitch-asian="variable" style:font-size-asian="8pt" style:font-style-asian="normal" style:font-weight-asian="normal" style:font-name-complex="AR PL Mingti2L Big51" style:font-family-complex="'AR PL Mingti2L Big5'" style:font-pitch-complex="variable" style:font-size-complex="8pt" style:font-style-complex="normal" style:font-weight-complex="normal" style:text-emphasize="none"/>
    </style:style>
    <style:style style:name="_3f__3f__7e_LT_7e_Notizen" style:display-name="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2pt" fo:font-style="normal" fo:text-shadow="none" style:text-underline-style="none" fo:font-weight="normal" style:font-name-asian="AR PL Mingti2L Big51" style:font-family-asian="'AR PL Mingti2L Big5'" style:font-pitch-asian="variable" style:font-size-asian="12pt" style:font-style-asian="normal" style:font-weight-asian="normal" style:font-name-complex="AR PL Mingti2L Big51" style:font-family-complex="'AR PL Mingti2L Big5'" style:font-pitch-complex="variable" style:font-size-complex="12pt" style:font-style-complex="normal" style:font-weight-complex="normal" style:text-emphasize="none"/>
    </style:style>
    <style:style style:name="_3f__3f__7e_LT_7e_Hintergrundobjekte" style:display-name="??~LT~Hintergrundobjekt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aa0f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_3f__3f__7e_LT_7e_Hintergrund" style:display-name="??~LT~Hintergrund" style:family="graphic">
      <style:paragraph-properties fo:text-align="center" style:text-autospace="none"/>
    </style:style>
    <style:style style:name="_3f__3f__20_3" style:display-name="??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4" style:display-name="??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5" style:display-name="??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6" style:display-name="??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7" style:display-name="??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8" style:display-name="??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9" style:display-name="??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1" style:display-name="??1~LT~Gliederung 1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2" style:display-name="??1~LT~Gliederung 2" style:family="graphic">
      <style:paragraph-properties fo:margin-left="3.709cm" fo:margin-right="0cm" fo:margin-top="0.249cm" fo:margin-bottom="0cm" style:line-height-at-least="0.623cm" fo:text-align="start" fo:text-indent="0cm" style:text-autospace="none">
        <style:tab-stops>
          <style:tab-stop style:position="0.769cm"/>
          <style:tab-stop style:position="5.249cm"/>
          <style:tab-stop style:position="9.73cm"/>
          <style:tab-stop style:position="14.21cm"/>
          <style:tab-stop style:position="18.69cm"/>
          <style:tab-stop style:position="23.17cm"/>
          <style:tab-stop style:position="27.651cm"/>
          <style:tab-stop style:position="32.131cm"/>
          <style:tab-stop style:position="36.611cm"/>
          <style:tab-stop style:position="41.092cm"/>
          <style:tab-stop style:position="45.57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3" style:display-name="??1~LT~Gliederung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4" style:display-name="??1~LT~Gliederung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5" style:display-name="??1~LT~Gliederung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6" style:display-name="??1~LT~Gliederung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7" style:display-name="??1~LT~Gliederung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8" style:display-name="??1~LT~Gliederung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9" style:display-name="??1~LT~Gliederung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Titel" style:display-name="??1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60pt" fo:font-style="normal" fo:text-shadow="1pt 1pt" style:text-underline-style="none" fo:font-weight="normal" style:font-name-asian="AR PL Mingti2L Big51" style:font-family-asian="'AR PL Mingti2L Big5'" style:font-pitch-asian="variable" style:font-size-asian="60pt" style:font-style-asian="normal" style:font-weight-asian="normal" style:font-name-complex="AR PL Mingti2L Big51" style:font-family-complex="'AR PL Mingti2L Big5'" style:font-pitch-complex="variable" style:font-size-complex="60pt" style:font-style-complex="normal" style:font-weight-complex="normal" style:text-emphasize="none"/>
    </style:style>
    <style:style style:name="_3f__3f_1_7e_LT_7e_Untertitel" style:display-name="??1~LT~Untertitel" style:family="graphic">
      <style:paragraph-properties fo:margin-left="0cm" fo:margin-right="0cm" fo:margin-top="0.125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8pt" fo:font-style="normal" fo:text-shadow="none" style:text-underline-style="none" fo:font-weight="normal" style:font-name-asian="AR PL Mingti2L Big51" style:font-family-asian="'AR PL Mingti2L Big5'" style:font-pitch-asian="variable" style:font-size-asian="8pt" style:font-style-asian="normal" style:font-weight-asian="normal" style:font-name-complex="AR PL Mingti2L Big51" style:font-family-complex="'AR PL Mingti2L Big5'" style:font-pitch-complex="variable" style:font-size-complex="8pt" style:font-style-complex="normal" style:font-weight-complex="normal" style:text-emphasize="none"/>
    </style:style>
    <style:style style:name="_3f__3f_1_7e_LT_7e_Notizen" style:display-name="??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aa0f" style:text-outline="false" style:text-line-through-style="none" style:text-line-through-type="none" style:font-name="AR PL Mingti2L Big51" fo:font-family="'AR PL Mingti2L Big5'" style:font-pitch="variable" fo:font-size="12pt" fo:font-style="normal" fo:text-shadow="none" style:text-underline-style="none" fo:font-weight="normal" style:font-name-asian="AR PL Mingti2L Big51" style:font-family-asian="'AR PL Mingti2L Big5'" style:font-pitch-asian="variable" style:font-size-asian="12pt" style:font-style-asian="normal" style:font-weight-asian="normal" style:font-name-complex="AR PL Mingti2L Big51" style:font-family-complex="'AR PL Mingti2L Big5'" style:font-pitch-complex="variable" style:font-size-complex="12pt" style:font-style-complex="normal" style:font-weight-complex="normal" style:text-emphasize="none"/>
    </style:style>
    <style:style style:name="_3f__3f_1_7e_LT_7e_Hintergrundobjekte" style:display-name="??1~LT~Hintergrundobjekte" style:family="graphic">
      <style:paragraph-properties style:text-autospace="non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>
        <text:list-style style:name="資訊未來大自由_5f_封面-backgroundobjects" style:display-name="資訊未來大自由_封面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3.4000015258789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52.0999984741211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封面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封面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內頁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0" style:family="presentation" style:parent-style-name="資訊未來大自由_5f_內頁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1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未來大自由_5f_封底-title">
      <style:graphic-properties draw:fill-color="#ffffff" draw:auto-grow-height="false" fo:min-height="3.181cm"/>
    </style:style>
    <style:style style:name="Mpr19" style:family="presentation" style:parent-style-name="資訊未來大自由_5f_封底-outline1">
      <style:graphic-properties draw:fill-color="#ffffff" draw:auto-grow-height="false" fo:min-height="12.573cm"/>
    </style:style>
    <style:style style:name="Mpr20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color="#b7e5fa" draw:fill-gradient-name="彩色圖案_20_a5"/>
    </style:style>
    <style:style style:name="MP22" style:family="paragraph">
      <loext:graphic-properties draw:fill="gradient" draw:fill-color="#b7e5fa" draw:fill-gradient-name="彩色圖案_20_a3"/>
    </style:style>
    <style:style style:name="MP23" style:family="paragraph">
      <loext:graphic-properties draw:fill="gradient" draw:fill-gradient-name="彩色圖案_20_a6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1.2cm" fo:margin-right="0cm" fo:text-indent="-0.9cm"/>
    </style:style>
    <style:style style:name="MP2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7" style:family="paragraph">
      <loext:graphic-properties draw:fill-color="#ffffff"/>
      <style:paragraph-properties fo:margin-left="1.2cm" fo:margin-right="0cm" fo:text-indent="0cm"/>
    </style:style>
    <style:style style:name="M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06cm" svg:height="4.954cm" svg:x="1.888cm" svg:y="3.863cm" draw:page-number="1"/>
      <draw:page-thumbnail draw:layer="backgroundobjects" svg:width="6.606cm" svg:height="4.954cm" svg:x="10.384cm" svg:y="3.863cm"/>
      <draw:page-thumbnail draw:layer="backgroundobjects" svg:width="6.606cm" svg:height="4.954cm" svg:x="1.888cm" svg:y="11.307cm"/>
      <draw:page-thumbnail draw:layer="backgroundobjects" svg:width="6.606cm" svg:height="4.954cm" svg:x="10.384cm" svg:y="11.307cm"/>
      <draw:page-thumbnail draw:layer="backgroundobjects" svg:width="6.606cm" svg:height="4.954cm" svg:x="1.888cm" svg:y="18.751cm"/>
      <draw:page-thumbnail draw:layer="backgroundobjects" svg:width="6.606cm" svg:height="4.954cm" svg:x="10.384cm" svg:y="18.751cm"/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資訊未來大自由_5f_封面" style:display-name="資訊未來大自由_封面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8.88cm" svg:height="27.57cm" svg:x="0cm" svg:y="0cm">
          <text:p/>
        </draw:rect>
        <draw:custom-shape draw:style-name="Mgr9" draw:text-style-name="MP11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177cm" svg:height="1.375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176cm" svg:height="1.375cm" svg:x="10.694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583cm" svg:height="10.335cm" svg:x="3.146cm" svg:y="2.066cm" presentation:class="page"/>
        <draw:frame presentation:style-name="資訊未來大自由_5f_封面-notes" draw:layer="backgroundobjects" svg:width="15.1cm" svg:height="12.403cm" svg:x="1.888cm" svg:y="13.095cm" presentation:class="notes" presentation:placeholder="true">
          <draw:text-box/>
        </draw:frame>
        <draw:frame presentation:style-name="Mpr7" draw:text-style-name="MP18" draw:layer="backgroundobjects" svg:width="8.177cm" svg:height="1.374cm" svg:x="0cm" svg:y="26.18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176cm" svg:height="1.374cm" svg:x="10.694cm" svg:y="26.18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1">
      <draw:rect presentation:style-name="Mpr9" draw:text-style-name="MP21" draw:layer="backgroundobjects" svg:width="25.4cm" svg:height="6.5cm" svg:x="0cm" svg:y="9cm">
        <text:p/>
      </draw:rect>
      <draw:rect presentation:style-name="Mpr10" draw:text-style-name="MP22" draw:layer="backgroundobjects" svg:width="25.4cm" svg:height="9cm" svg:x="0cm" svg:y="0cm">
        <text:p/>
      </draw:rect>
      <draw:frame presentation:style-name="Mpr11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2" draw:text-style-name="MP8" draw:layer="backgroundobjects" svg:width="22.856cm" svg:height="6.861cm" svg:x="5cm" svg:y="11cm" presentation:class="outline">
        <draw:text-box>
          <text:list text:style-name="ML6">
            <text:list-item>
              <text:p text:style-name="MP6">請按鼠標，編輯大綱文字格式。</text:p>
              <text:list>
                <text:list-item>
                  <text:p text:style-name="MP7"><text:span text:style-name="MT7">第二個大綱級</text:span></text:p>
                  <text:list>
                    <text:list-item>
                      <text:p text:style-name="MP7"><text:span text:style-name="MT7">第三個大綱級</text:span></text:p>
                      <text:list>
                        <text:list-item>
                          <text:p text:style-name="MP7"><text:span text:style-name="MT7">第四個大綱級</text:span></text:p>
                          <text:list>
                            <text:list-item>
                              <text:p text:style-name="MP7"><text:span text:style-name="MT7">第五個大綱級</text:span></text:p>
                              <text:list>
                                <text:list-item>
                                  <text:p text:style-name="MP7"><text:span text:style-name="MT7">第六個大綱級</text:span></text:p>
                                  <text:list>
                                    <text:list-item>
                                      <text:p text:style-name="MP7"><text:span text:style-name="MT7">第七個大綱級</text:span></text:p>
                                      <text:list>
                                        <text:list-item>
                                          <text:p text:style-name="MP7"><text:span text:style-name="MT7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8.88cm" svg:height="27.57cm" svg:x="0cm" svg:y="0cm">
          <text:p/>
        </draw:rect>
        <draw:custom-shape draw:style-name="Mgr9" draw:text-style-name="MP11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8" draw:layer="backgroundobjects" svg:width="8.177cm" svg:height="1.375cm" svg:x="0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14" draw:text-style-name="MP20" draw:layer="backgroundobjects" svg:width="8.176cm" svg:height="1.375cm" svg:x="10.694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583cm" svg:height="10.335cm" svg:x="3.146cm" svg:y="2.066cm" presentation:class="page"/>
        <draw:frame presentation:style-name="資訊未來大自由_5f_內頁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15" draw:text-style-name="MP18" draw:layer="backgroundobjects" svg:width="8.177cm" svg:height="1.374cm" svg:x="0cm" svg:y="26.18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16" draw:text-style-name="MP20" draw:layer="backgroundobjects" svg:width="8.176cm" svg:height="1.374cm" svg:x="10.694cm" svg:y="26.18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17" draw:text-style-name="MP23" draw:layer="backgroundobjects" svg:width="25.4cm" svg:height="8cm" svg:x="0cm" svg:y="0cm">
        <text:p/>
      </draw:rect>
      <draw:frame presentation:style-name="Mpr18" draw:text-style-name="MP24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27" draw:layer="backgroundobjects" svg:width="22.859cm" svg:height="12.572cm" svg:x="1.27cm" svg:y="4.457cm" presentation:class="outline">
        <draw:text-box>
          <text:list text:style-name="ML8">
            <text:list-item>
              <text:p text:style-name="MP25">請按鼠標，編輯大綱文字格式。</text:p>
              <text:list>
                <text:list-item>
                  <text:p text:style-name="MP26"><text:span text:style-name="MT8">第二個大綱級</text:span></text:p>
                  <text:list>
                    <text:list-item>
                      <text:p text:style-name="MP26"><text:span text:style-name="MT8">第三個大綱級</text:span></text:p>
                      <text:list>
                        <text:list-item>
                          <text:p text:style-name="MP26"><text:span text:style-name="MT8">第四個大綱級</text:span></text:p>
                          <text:list>
                            <text:list-item>
                              <text:p text:style-name="MP26"><text:span text:style-name="MT8">第五個大綱級</text:span></text:p>
                              <text:list>
                                <text:list-item>
                                  <text:p text:style-name="MP26"><text:span text:style-name="MT8">第六個大綱</text:span><text:span text:style-name="MT8">級</text:span></text:p>
                                  <text:list>
                                    <text:list-item>
                                      <text:p text:style-name="MP26"><text:span text:style-name="MT8">第七個</text:span><text:span text:style-name="MT8">大綱級</text:span></text:p>
                                      <text:list>
                                        <text:list-item>
                                          <text:p text:style-name="MP26"><text:span text:style-name="MT8">第</text:span><text:span text:style-name="MT8">八</text:span><text:span text:style-name="MT8">個</text:span><text:span text:style-name="MT8">大</text:span><text:span text:style-name="MT8">綱</text:span><text:span text:style-name="MT8">級</text:span></text:p>
                                          <text:list>
                                            <text:list-item>
                                              <text:p text:style-name="MP26"><text:span text:style-name="MT8">第</text:span><text:span text:style-name="MT8">九</text:span><text:span text:style-name="MT8">個</text:span><text:span text:style-name="MT8">大</text:span><text:span text:style-name="MT8">綱</text:span><text:span text:style-name="MT8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8"><text:span text:style-name="MT1"><presentation:date-time/></text:span></text:p>
        </draw:text-box>
      </draw:frame>
      <draw:frame presentation:style-name="Mpr20" draw:text-style-name="MP30" draw:layer="backgroundobjects" svg:width="8.05cm" svg:height="1.313cm" svg:x="8.686cm" svg:y="17.354cm" presentation:class="footer">
        <draw:text-box>
          <text:p text:style-name="MP29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31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586cm" svg:height="10.338cm" svg:x="3.146cm" svg:y="2.094cm" presentation:class="page"/>
        <draw:frame presentation:style-name="資訊未來大自由_5f_封底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8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31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8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3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$Build-1</meta:generator>
    <dc:title>簡報</dc:title>
    <meta:creation-date>2006-04-10T12:42:19</meta:creation-date>
    <dc:date>2009-06-10T19:32:41</dc:date>
    <meta:editing-cycles>1</meta:editing-cycles>
    <meta:editing-duration>PT0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